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bf23" officeooo:paragraph-rsid="000dbf23"/>
    </style:style>
    <style:style style:name="P5" style:family="paragraph" style:parent-style-name="Text_20_body">
      <style:paragraph-properties fo:text-align="start" style:justify-single-word="false"/>
      <style:text-properties style:font-name="Georgia" officeooo:rsid="000dbf23" officeooo:paragraph-rsid="000dbf23"/>
    </style:style>
    <style:style style:name="P6" style:family="paragraph" style:parent-style-name="Title">
      <style:text-properties style:font-name="Georgia" officeooo:rsid="000dbf23" officeooo:paragraph-rsid="000dbf23"/>
    </style:style>
    <style:style style:name="P7" style:family="paragraph" style:parent-style-name="Text_20_body">
      <style:paragraph-properties fo:text-align="start" style:justify-single-word="false"/>
      <style:text-properties style:font-name="Georgia" officeooo:rsid="0020b4bb" officeooo:paragraph-rsid="000dbf23"/>
    </style:style>
    <style:style style:name="P8" style:family="paragraph" style:parent-style-name="Text_20_body">
      <style:paragraph-properties fo:text-align="start" style:justify-single-word="false"/>
      <style:text-properties style:font-name="Georgia" officeooo:rsid="002176ed" officeooo:paragraph-rsid="002176ed"/>
    </style:style>
    <style:style style:name="P9" style:family="paragraph" style:parent-style-name="Text_20_body">
      <style:paragraph-properties fo:text-align="center" style:justify-single-word="false"/>
      <style:text-properties style:font-name="Georgia" officeooo:rsid="0022420b" officeooo:paragraph-rsid="0022420b"/>
    </style:style>
    <style:style style:name="P10" style:family="paragraph" style:parent-style-name="Text_20_body">
      <style:paragraph-properties fo:text-align="center" style:justify-single-word="false"/>
      <style:text-properties style:font-name="Georgia" fo:font-style="normal" officeooo:rsid="002176ed" officeooo:paragraph-rsid="002176ed"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2420b" officeooo:paragraph-rsid="002176ed"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43897" officeooo:paragraph-rsid="002176ed"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7d357" officeooo:paragraph-rsid="002176ed" style:font-style-asian="normal" style:font-style-complex="normal"/>
    </style:style>
    <style:style style:name="P14" style:family="paragraph" style:parent-style-name="Text_20_body">
      <style:paragraph-properties fo:text-align="start" style:justify-single-word="false">
        <style:tab-stops/>
      </style:paragraph-properties>
      <style:text-properties style:font-name="Georgia" fo:font-style="normal" officeooo:rsid="002c9bc7" officeooo:paragraph-rsid="002c9bc7" style:font-style-asian="normal" style:font-style-complex="normal"/>
    </style:style>
    <style:style style:name="P15" style:family="paragraph" style:parent-style-name="Text_20_body">
      <style:paragraph-properties fo:text-align="center" style:justify-single-word="false"/>
      <style:text-properties style:font-name="Georgia" fo:font-style="normal" officeooo:rsid="002c9bc7" officeooo:paragraph-rsid="002c9bc7" style:font-style-asian="normal" style:font-style-complex="normal"/>
    </style:style>
    <style:style style:name="P16" style:family="paragraph" style:parent-style-name="Text_20_body">
      <style:paragraph-properties fo:text-align="start" style:justify-single-word="false">
        <style:tab-stops/>
      </style:paragraph-properties>
      <style:text-properties style:font-name="Georgia" fo:font-style="normal" officeooo:rsid="0049d10d" officeooo:paragraph-rsid="0049d10d" style:font-style-asian="normal" style:font-style-complex="normal"/>
    </style:style>
    <style:style style:name="P17" style:family="paragraph" style:parent-style-name="Text_20_body">
      <style:paragraph-properties fo:text-align="center" style:justify-single-word="false">
        <style:tab-stops/>
      </style:paragraph-properties>
      <style:text-properties style:font-name="Georgia" fo:font-style="normal" officeooo:rsid="0049d10d" officeooo:paragraph-rsid="0049d10d" style:font-style-asian="normal" style:font-style-complex="normal"/>
    </style:style>
    <style:style style:name="P18" style:family="paragraph" style:parent-style-name="Text_20_body">
      <style:paragraph-properties fo:text-align="start" style:justify-single-word="false">
        <style:tab-stops/>
      </style:paragraph-properties>
      <style:text-properties style:font-name="Georgia" fo:font-style="normal" officeooo:rsid="0049d10d" officeooo:paragraph-rsid="0049d10d" style:font-style-asian="normal" style:font-style-complex="normal"/>
    </style:style>
    <style:style style:name="P19" style:family="paragraph" style:parent-style-name="Text_20_body">
      <style:paragraph-properties fo:text-align="start" style:justify-single-word="false">
        <style:tab-stops/>
      </style:paragraph-properties>
      <style:text-properties style:font-name="Georgia" fo:font-style="normal" officeooo:rsid="007239f3" officeooo:paragraph-rsid="007239f3" style:font-style-asian="normal" style:font-style-complex="normal"/>
    </style:style>
    <style:style style:name="P20" style:family="paragraph" style:parent-style-name="Text_20_body">
      <style:paragraph-properties fo:text-align="center" style:justify-single-word="false">
        <style:tab-stops/>
      </style:paragraph-properties>
      <style:text-properties style:font-name="Georgia" fo:font-style="normal" officeooo:rsid="007239f3" officeooo:paragraph-rsid="007239f3" style:font-style-asian="normal" style:font-style-complex="normal"/>
    </style:style>
    <style:style style:name="T1" style:family="text">
      <style:text-properties officeooo:rsid="000fa035"/>
    </style:style>
    <style:style style:name="T2" style:family="text">
      <style:text-properties officeooo:rsid="00108187"/>
    </style:style>
    <style:style style:name="T3" style:family="text">
      <style:text-properties officeooo:rsid="00125425"/>
    </style:style>
    <style:style style:name="T4" style:family="text">
      <style:text-properties officeooo:rsid="00143198"/>
    </style:style>
    <style:style style:name="T5" style:family="text">
      <style:text-properties officeooo:rsid="001526e6"/>
    </style:style>
    <style:style style:name="T6" style:family="text">
      <style:text-properties fo:font-style="italic" officeooo:rsid="001526e6" style:font-style-asian="italic" style:font-style-complex="italic"/>
    </style:style>
    <style:style style:name="T7" style:family="text">
      <style:text-properties fo:font-style="italic" officeooo:rsid="001bb755" style:font-style-asian="italic" style:font-style-complex="italic"/>
    </style:style>
    <style:style style:name="T8" style:family="text">
      <style:text-properties fo:font-style="italic" officeooo:rsid="001c5bf6" style:font-style-asian="italic" style:font-style-complex="italic"/>
    </style:style>
    <style:style style:name="T9" style:family="text">
      <style:text-properties fo:font-style="italic" officeooo:rsid="001ef992" style:font-style-asian="italic" style:font-style-complex="italic"/>
    </style:style>
    <style:style style:name="T10" style:family="text">
      <style:text-properties fo:font-style="italic" officeooo:rsid="002176ed" style:font-style-asian="italic" style:font-style-complex="italic"/>
    </style:style>
    <style:style style:name="T11" style:family="text">
      <style:text-properties fo:font-style="italic" officeooo:rsid="0021a098" style:font-style-asian="italic" style:font-style-complex="italic"/>
    </style:style>
    <style:style style:name="T12" style:family="text">
      <style:text-properties fo:font-style="italic" officeooo:rsid="00243897" style:font-style-asian="italic" style:font-style-complex="italic"/>
    </style:style>
    <style:style style:name="T13" style:family="text">
      <style:text-properties fo:font-style="italic" officeooo:rsid="003556a7" style:font-style-asian="italic" style:font-style-complex="italic"/>
    </style:style>
    <style:style style:name="T14" style:family="text">
      <style:text-properties fo:font-style="italic" officeooo:rsid="003a3710" style:font-style-asian="italic" style:font-style-complex="italic"/>
    </style:style>
    <style:style style:name="T15" style:family="text">
      <style:text-properties fo:font-style="italic" officeooo:rsid="003dda4e" style:font-style-asian="italic" style:font-style-complex="italic"/>
    </style:style>
    <style:style style:name="T16" style:family="text">
      <style:text-properties fo:font-style="italic" officeooo:rsid="00434b2e" style:font-style-asian="italic" style:font-style-complex="italic"/>
    </style:style>
    <style:style style:name="T17" style:family="text">
      <style:text-properties fo:font-style="italic" officeooo:rsid="00743c6e" style:font-style-asian="italic" style:font-style-complex="italic"/>
    </style:style>
    <style:style style:name="T18" style:family="text">
      <style:text-properties fo:font-style="italic" officeooo:rsid="0078a69f" style:font-style-asian="italic" style:font-style-complex="italic"/>
    </style:style>
    <style:style style:name="T19" style:family="text">
      <style:text-properties fo:font-style="italic" officeooo:rsid="007cbc25"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526e6" style:font-style-asian="normal" style:font-style-complex="normal"/>
    </style:style>
    <style:style style:name="T22" style:family="text">
      <style:text-properties fo:font-style="normal" officeooo:rsid="001bb755" style:font-style-asian="normal" style:font-style-complex="normal"/>
    </style:style>
    <style:style style:name="T23" style:family="text">
      <style:text-properties fo:font-style="normal" officeooo:rsid="001c5bf6" style:font-style-asian="normal" style:font-style-complex="normal"/>
    </style:style>
    <style:style style:name="T24" style:family="text">
      <style:text-properties fo:font-style="normal" officeooo:rsid="001db0ee" style:font-style-asian="normal" style:font-style-complex="normal"/>
    </style:style>
    <style:style style:name="T25" style:family="text">
      <style:text-properties fo:font-style="normal" officeooo:rsid="001ef992" style:font-style-asian="normal" style:font-style-complex="normal"/>
    </style:style>
    <style:style style:name="T26" style:family="text">
      <style:text-properties fo:font-style="normal" officeooo:rsid="001fe628" style:font-style-asian="normal" style:font-style-complex="normal"/>
    </style:style>
    <style:style style:name="T27" style:family="text">
      <style:text-properties fo:font-style="normal" officeooo:rsid="0020b4bb" style:font-style-asian="normal" style:font-style-complex="normal"/>
    </style:style>
    <style:style style:name="T28" style:family="text">
      <style:text-properties fo:font-style="normal" officeooo:rsid="002176ed" style:font-style-asian="normal" style:font-style-complex="normal"/>
    </style:style>
    <style:style style:name="T29" style:family="text">
      <style:text-properties fo:font-style="normal" officeooo:rsid="0021a098" style:font-style-asian="normal" style:font-style-complex="normal"/>
    </style:style>
    <style:style style:name="T30" style:family="text">
      <style:text-properties fo:font-style="normal" officeooo:rsid="0022420b" style:font-style-asian="normal" style:font-style-complex="normal"/>
    </style:style>
    <style:style style:name="T31" style:family="text">
      <style:text-properties fo:font-style="normal" officeooo:rsid="0022c0ba" style:font-style-asian="normal" style:font-style-complex="normal"/>
    </style:style>
    <style:style style:name="T32" style:family="text">
      <style:text-properties fo:font-style="normal" officeooo:rsid="00243897" style:font-style-asian="normal" style:font-style-complex="normal"/>
    </style:style>
    <style:style style:name="T33" style:family="text">
      <style:text-properties fo:font-style="normal" officeooo:rsid="0024aed2" style:font-style-asian="normal" style:font-style-complex="normal"/>
    </style:style>
    <style:style style:name="T34" style:family="text">
      <style:text-properties fo:font-style="normal" officeooo:rsid="0024dff9" style:font-style-asian="normal" style:font-style-complex="normal"/>
    </style:style>
    <style:style style:name="T35" style:family="text">
      <style:text-properties fo:font-style="normal" officeooo:rsid="002649a6" style:font-style-asian="normal" style:font-style-complex="normal"/>
    </style:style>
    <style:style style:name="T36" style:family="text">
      <style:text-properties fo:font-style="normal" officeooo:rsid="0027d357" style:font-style-asian="normal" style:font-style-complex="normal"/>
    </style:style>
    <style:style style:name="T37" style:family="text">
      <style:text-properties officeooo:rsid="00170deb"/>
    </style:style>
    <style:style style:name="T38" style:family="text">
      <style:text-properties officeooo:rsid="00186ad9"/>
    </style:style>
    <style:style style:name="T39" style:family="text">
      <style:text-properties officeooo:rsid="001911ae"/>
    </style:style>
    <style:style style:name="T40" style:family="text">
      <style:text-properties officeooo:rsid="001bb755"/>
    </style:style>
    <style:style style:name="T41" style:family="text">
      <style:text-properties officeooo:rsid="001c5bf6"/>
    </style:style>
    <style:style style:name="T42" style:family="text">
      <style:text-properties officeooo:rsid="0028e53b"/>
    </style:style>
    <style:style style:name="T43" style:family="text">
      <style:text-properties officeooo:rsid="002a38c3"/>
    </style:style>
    <style:style style:name="T44" style:family="text">
      <style:text-properties officeooo:rsid="002b1d01"/>
    </style:style>
    <style:style style:name="T45" style:family="text">
      <style:text-properties officeooo:rsid="002e1490"/>
    </style:style>
    <style:style style:name="T46" style:family="text">
      <style:text-properties officeooo:rsid="002e8b8f"/>
    </style:style>
    <style:style style:name="T47" style:family="text">
      <style:text-properties officeooo:rsid="002f343c"/>
    </style:style>
    <style:style style:name="T48" style:family="text">
      <style:text-properties officeooo:rsid="00315f11"/>
    </style:style>
    <style:style style:name="T49" style:family="text">
      <style:text-properties officeooo:rsid="00321e0f"/>
    </style:style>
    <style:style style:name="T50" style:family="text">
      <style:text-properties officeooo:rsid="0033bcb1"/>
    </style:style>
    <style:style style:name="T51" style:family="text">
      <style:text-properties officeooo:rsid="003487de"/>
    </style:style>
    <style:style style:name="T52" style:family="text">
      <style:text-properties officeooo:rsid="003556a7"/>
    </style:style>
    <style:style style:name="T53" style:family="text">
      <style:text-properties officeooo:rsid="00366b6e"/>
    </style:style>
    <style:style style:name="T54" style:family="text">
      <style:text-properties officeooo:rsid="00385701"/>
    </style:style>
    <style:style style:name="T55" style:family="text">
      <style:text-properties officeooo:rsid="003a3710"/>
    </style:style>
    <style:style style:name="T56" style:family="text">
      <style:text-properties officeooo:rsid="003b7fa7"/>
    </style:style>
    <style:style style:name="T57" style:family="text">
      <style:text-properties officeooo:rsid="003c89b1"/>
    </style:style>
    <style:style style:name="T58" style:family="text">
      <style:text-properties officeooo:rsid="003dd2cb"/>
    </style:style>
    <style:style style:name="T59" style:family="text">
      <style:text-properties officeooo:rsid="003dda4e"/>
    </style:style>
    <style:style style:name="T60" style:family="text">
      <style:text-properties officeooo:rsid="0040fcfc"/>
    </style:style>
    <style:style style:name="T61" style:family="text">
      <style:text-properties officeooo:rsid="0042c8e4"/>
    </style:style>
    <style:style style:name="T62" style:family="text">
      <style:text-properties officeooo:rsid="00434b2e"/>
    </style:style>
    <style:style style:name="T63" style:family="text">
      <style:text-properties officeooo:rsid="0043ed8a"/>
    </style:style>
    <style:style style:name="T64" style:family="text">
      <style:text-properties officeooo:rsid="0045ca22"/>
    </style:style>
    <style:style style:name="T65" style:family="text">
      <style:text-properties officeooo:rsid="00486c23"/>
    </style:style>
    <style:style style:name="T66" style:family="text">
      <style:text-properties officeooo:rsid="0049781c"/>
    </style:style>
    <style:style style:name="T67" style:family="text">
      <style:text-properties officeooo:rsid="0049d10d"/>
    </style:style>
    <style:style style:name="T68" style:family="text">
      <style:text-properties officeooo:rsid="004bb2a1"/>
    </style:style>
    <style:style style:name="T69" style:family="text">
      <style:text-properties officeooo:rsid="004c0b25"/>
    </style:style>
    <style:style style:name="T70" style:family="text">
      <style:text-properties officeooo:rsid="004d7365"/>
    </style:style>
    <style:style style:name="T71" style:family="text">
      <style:text-properties officeooo:rsid="004e2107"/>
    </style:style>
    <style:style style:name="T72" style:family="text">
      <style:text-properties officeooo:rsid="004f6554"/>
    </style:style>
    <style:style style:name="T73" style:family="text">
      <style:text-properties officeooo:rsid="005114b8"/>
    </style:style>
    <style:style style:name="T74" style:family="text">
      <style:text-properties officeooo:rsid="0052ef76"/>
    </style:style>
    <style:style style:name="T75" style:family="text">
      <style:text-properties officeooo:rsid="00549572"/>
    </style:style>
    <style:style style:name="T76" style:family="text">
      <style:text-properties officeooo:rsid="0056bb2a"/>
    </style:style>
    <style:style style:name="T77" style:family="text">
      <style:text-properties officeooo:rsid="00580197"/>
    </style:style>
    <style:style style:name="T78" style:family="text">
      <style:text-properties officeooo:rsid="0059f8fd"/>
    </style:style>
    <style:style style:name="T79" style:family="text">
      <style:text-properties officeooo:rsid="005b9e24"/>
    </style:style>
    <style:style style:name="T80" style:family="text">
      <style:text-properties officeooo:rsid="005e9bba"/>
    </style:style>
    <style:style style:name="T81" style:family="text">
      <style:text-properties officeooo:rsid="005eea36"/>
    </style:style>
    <style:style style:name="T82" style:family="text">
      <style:text-properties officeooo:rsid="0060bb88"/>
    </style:style>
    <style:style style:name="T83" style:family="text">
      <style:text-properties officeooo:rsid="00629fad"/>
    </style:style>
    <style:style style:name="T84" style:family="text">
      <style:text-properties officeooo:rsid="00645b43"/>
    </style:style>
    <style:style style:name="T85" style:family="text">
      <style:text-properties officeooo:rsid="0065657b"/>
    </style:style>
    <style:style style:name="T86" style:family="text">
      <style:text-properties officeooo:rsid="00662355"/>
    </style:style>
    <style:style style:name="T87" style:family="text">
      <style:text-properties officeooo:rsid="00663d95"/>
    </style:style>
    <style:style style:name="T88" style:family="text">
      <style:text-properties officeooo:rsid="00666b85"/>
    </style:style>
    <style:style style:name="T89" style:family="text">
      <style:text-properties officeooo:rsid="00683c6e"/>
    </style:style>
    <style:style style:name="T90" style:family="text">
      <style:text-properties officeooo:rsid="006a0671"/>
    </style:style>
    <style:style style:name="T91" style:family="text">
      <style:text-properties officeooo:rsid="006a570c"/>
    </style:style>
    <style:style style:name="T92" style:family="text">
      <style:text-properties officeooo:rsid="006a8aef"/>
    </style:style>
    <style:style style:name="T93" style:family="text">
      <style:text-properties officeooo:rsid="006b7d05"/>
    </style:style>
    <style:style style:name="T94" style:family="text">
      <style:text-properties officeooo:rsid="006b9baf"/>
    </style:style>
    <style:style style:name="T95" style:family="text">
      <style:text-properties officeooo:rsid="006bc09f"/>
    </style:style>
    <style:style style:name="T96" style:family="text">
      <style:text-properties officeooo:rsid="006eef5f"/>
    </style:style>
    <style:style style:name="T97" style:family="text">
      <style:text-properties officeooo:rsid="006f75d4"/>
    </style:style>
    <style:style style:name="T98" style:family="text">
      <style:text-properties officeooo:rsid="0070e15e"/>
    </style:style>
    <style:style style:name="T99" style:family="text">
      <style:text-properties officeooo:rsid="007239f3"/>
    </style:style>
    <style:style style:name="T100" style:family="text">
      <style:text-properties officeooo:rsid="0072c142"/>
    </style:style>
    <style:style style:name="T101" style:family="text">
      <style:text-properties officeooo:rsid="00743c6e"/>
    </style:style>
    <style:style style:name="T102" style:family="text">
      <style:text-properties officeooo:rsid="0074fd92"/>
    </style:style>
    <style:style style:name="T103" style:family="text">
      <style:text-properties officeooo:rsid="00755162"/>
    </style:style>
    <style:style style:name="T104" style:family="text">
      <style:text-properties officeooo:rsid="0076c62b"/>
    </style:style>
    <style:style style:name="T105" style:family="text">
      <style:text-properties officeooo:rsid="0076fa1a"/>
    </style:style>
    <style:style style:name="T106" style:family="text">
      <style:text-properties officeooo:rsid="0078a69f"/>
    </style:style>
    <style:style style:name="T107" style:family="text">
      <style:text-properties officeooo:rsid="007a1784"/>
    </style:style>
    <style:style style:name="T108" style:family="text">
      <style:text-properties officeooo:rsid="007a9fe0"/>
    </style:style>
    <style:style style:name="T109" style:family="text">
      <style:text-properties officeooo:rsid="007aaa20"/>
    </style:style>
    <style:style style:name="T110" style:family="text">
      <style:text-properties officeooo:rsid="007bb6a1"/>
    </style:style>
    <style:style style:name="T111" style:family="text">
      <style:text-properties officeooo:rsid="007bce2d"/>
    </style:style>
    <style:style style:name="T112" style:family="text">
      <style:text-properties officeooo:rsid="007cbc25"/>
    </style:style>
    <style:style style:name="T113" style:family="text">
      <style:text-properties officeooo:rsid="007e0726"/>
    </style:style>
    <style:style style:name="T114" style:family="text">
      <style:text-properties officeooo:rsid="007e9e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Time To Live</text:p>
      <text:p text:style-name="P3">209</text:p>
      <text:p text:style-name="P4">by Kyle Eggleston</text:p>
      <text:p text:style-name="P4"/>
      <text:p text:style-name="P5"><text:tab/><text:span text:style-name="T1">The Fresno orbited Earth. Most of her non essential personnel were down on the planet enjoying some much needed R&amp;R. Jack O’Brien wished he could have taken some R&amp;R time down on Earth, but he was needed on the Fresno.</text:span></text:p>
      <text:p text:style-name="P5"><text:tab/><text:span text:style-name="T2">Jack sat in his office reading over technical reports. Everything that needed to be fixed was sitting in front of him on a datapad. Jack sighed as he read over the remaining items. Kate Monson sat across from him reading the same data on her own datapad, she too sighed.</text:span></text:p>
      <text:p text:style-name="P5"><text:tab/>“<text:span text:style-name="T2">Well the dock crew is on task and they should be finished with the repairs in a few weeks. We’re on schedule.” Kate finally said speaking up. </text:span><text:span text:style-name="T3">She took a sip of her coffee. Morning briefs always required coffee to be on tap. Kate was drinking her second cup of the day, so far.</text:span></text:p>
      <text:p text:style-name="P5"><text:tab/><text:span text:style-name="T3">Jack nodded. He was glad to hear that things were on track. “I just wish I didn’t have all of this red tape to go through.” Jack said. He looked at all of the docs that needed to be signed and filled out. “I wish I could just snap my fingers and it would all be done.”</text:span></text:p>
      <text:p text:style-name="P5"><text:tab/><text:span text:style-name="T3">Kate too looked at the docs that needed to be filled out. “When was the last time you talked with your parents?” </text:span><text:span text:style-name="T4">She said trying to change the topic. Work and these meetings was getting boring, it was the same story day in and day out. The Fresno needed to get fixed. It needed to be repaired and get on its way.</text:span></text:p>
      <text:p text:style-name="P5"><text:tab/><text:span text:style-name="T5">Jack was taken off guard. His parents? He had to think about it for a moment. Jack didn’t really get along with his family. Not anymore. It was a long story, one he didn’t have time to tell Kate or anyone else. “Parent.” Jack corrected her. “Mom passed three years ago. All I have are my dad and my sister.”</text:span></text:p>
      <text:p text:style-name="P5"><text:tab/><text:span text:style-name="T5">Kate frowned. “I am so sorry, I didn’t know.”</text:span></text:p>
      <text:p text:style-name="P5"><text:tab/><text:span text:style-name="T5">Jack smiled. “Nor should you. I didn’t tell you. There are </text:span><text:span text:style-name="T6">some</text:span><text:span text:style-name="T21"> things that I like to keep to myself, if that’s okay commander.</text:span><text:span text:style-name="T5">” He didn’t need her okay on anything, it was just a figure of speech. “But I haven’t talked to my dad since my mom passed. As for my sister, I haven’t spoken to Alyssa in over ten years. </text:span><text:span text:style-name="T37">We just don’t get along.” Jack explained. “What about you? Do you have family you need to see I can grant leave if you’d like.”</text:span></text:p>
      <text:p text:style-name="P5"><text:tab/><text:span text:style-name="T37">Kate shook her head. “No, no need to. I’m good. I stopped speaking to my parents when they realized which side I was on during the Civil War. Dad was a general, he served at the </text:span><text:soft-page-break/><text:span text:style-name="T37">missile silo on the Moon. I say served, Dad died in the Earth Civil War. Mom stopped speaking shortly after when she found out he had died. She hasn’t spoken since and is in a mental institute. It’s a good one from what I hear, but it doesn’t seem to be doing much for her.”</text:span></text:p>
      <text:p text:style-name="P5"><text:tab/><text:span text:style-name="T38">Jack leaned back in his chair. When it rained it poured it would seem. He was sorry to hear about Kate’s father. The war had taken so many lives. It was a terrible war that Earth shouldn’t have even started, but it was too late for that now. </text:span><text:span text:style-name="T39">Jack wished things had turned out differently for the war, but things didn’t always work out the way you wished or hoped for.</text:span></text:p>
      <text:p text:style-name="P5"><text:tab/>“<text:span text:style-name="T39">Forgive me for intruding into your life.” Kate said. “But we don’t make it back to Earth very often. I know you can vidcall your dad or sister at any time, but you might want to at least check in on them.” She offered her advice unsolicited.</text:span></text:p>
      <text:p text:style-name="P5"><text:tab/>“<text:span text:style-name="T39">What would I say to my father?” Jack asked. “Hey dad did you know we’re part alien?” He put his hands up confused. “I don’t even know how to breach that conversation. We’re not fully human, it’s not a simple conversation to even have.”</text:span></text:p>
      <text:p text:style-name="P5"><text:tab/><text:span text:style-name="T40">Kate sat forward and set her datapad on Jack’s desk. “You don’t think he knows he’s part alien?” She asked. “Surely he’s been to doctors and they’ve run tests determining he’s part Dubor like you are.”</text:span></text:p>
      <text:p text:style-name="P5"><text:tab/><text:span text:style-name="T40">Jack shrugged. “I don’t know. Maybe that </text:span><text:span text:style-name="T7">is</text:span><text:span text:style-name="T22"> a conversation I need to have with him.</text:span><text:span text:style-name="T40">” He stood from his desk, setting his datapad down and walked over to the food synthesizer. <text:s/>“Coffee, black.” He ordered.</text:span></text:p>
      <text:p text:style-name="P5"><text:tab/><text:span text:style-name="T40">A white coffee mug appeared and black coffee began to pour into it. </text:span><text:span text:style-name="T41">As it finished, Jack picked up the mug and drank from it. He stood there thinking things over for a moment. What if he father didn’t want to speak with him? And what of his sister? Would she want to know about their heritage? There was a lot of things to discuss. Maybe it was </text:span><text:span text:style-name="T8">he</text:span><text:span text:style-name="T23"> who needed to take a small vacation and see what would happen.</text:span></text:p>
      <text:p text:style-name="P5"><text:span text:style-name="T23"><text:tab/></text:span><text:span text:style-name="T24">After another moment, he made a decision. “I will be leaving the Fresno at fourteen hundred hours, and shouldn’t be gone for more than a handful of hours.” He said. Jack figured it wouldn’t take long for him to speak with those people who wanted nothing to do with him. “</text:span><text:span text:style-name="T25">I best get some things together before I leave.” He exited the office.</text:span></text:p>
      <text:p text:style-name="P5"><text:span text:style-name="T25"><text:tab/>Kate stood and walked over to the window. She looked out at Earth. </text:span><text:span text:style-name="T9">Such a big blue marble</text:span><text:span text:style-name="T25">, she thought. </text:span><text:span text:style-name="T26">Jack did have a point, maybe she should speak with her family. What could it hurt? Her brother might still wish to speak to her, who knew. </text:span><text:span text:style-name="T27">Kate had a lot to think about and consider.</text:span></text:p>
      <text:p text:style-name="P7"><text:span text:style-name="T20"><text:tab/></text:span><text:span text:style-name="T28">Walking out of the captain’s office, Kate entered the bridge. The Fresno was still docked with space dock as repairs were being worked on. She bet Madison was still mad about it all, </text:span><text:soft-page-break/><text:span text:style-name="T28">and she would be right. Madison really wanted her people working on the Fresno, she hated other people touching her ship. Well it wasn’t </text:span><text:span text:style-name="T10">her</text:span><text:span text:style-name="T28"> ship really, but she sure as hell felt it was her ship. Madison took care of the Fresno like she was her own baby.</text:span></text:p>
      <text:p text:style-name="P7"><text:span text:style-name="T28"/></text:p>
      <text:p text:style-name="P10">* * *</text:p>
      <text:p text:style-name="P9"/>
      <text:p text:style-name="P8"><text:span text:style-name="T20"><text:tab/>On Dubor, Grilka walked into her parents home. “Father? Mother? I’m home!” She shouted as the main entrance to the dwelling closed. </text:span><text:span text:style-name="T29">Grilka looked around the main living area, there was no one there. She checked other rooms in the dwelling and saw no one. </text:span><text:span text:style-name="T11">Where could they be?</text:span><text:span text:style-name="T29"> She wondered.</text:span></text:p>
      <text:p text:style-name="P8"><text:span text:style-name="T29"><text:tab/>“</text:span><text:span text:style-name="T30">Father? Mother?” She shouted again. Still no answer.</text:span></text:p>
      <text:p text:style-name="P11"><text:tab/>A moment later, a male and female Dubor entered the dwelling. As they saw Grilka standing there, they froze. As they stood there they wondered if what they saw was real or if they were hallucinating. It had been years since they had done any drugs that would make them see things, but maybe they were having a relapse. Who could tell?</text:p>
      <text:p text:style-name="P11"><text:tab/>“Grilka?” Her father spoke. “Is it really you?”</text:p>
      <text:p text:style-name="P11"><text:tab/>Grilka nodded, tears rolled down her cheeks. “Yes father, it is I.” She replied.</text:p>
      <text:p text:style-name="P11"><text:tab/>Grilka’s mother approached her and hugged her daughter. What she felt was not a hallucination but in fact real. Tears streamed down her face. “My sweet daughter has returned to us.” She said. “Finally gave up the military huh? Good for you.”</text:p>
      <text:p text:style-name="P11"><text:tab/>Grilka took a step back. Give up the military she thought, never. The military was all the family she knew now. Her mother and father didn’t really matter to her anymore. If that was the case, why was she standing there? Grilka guessed she just wanted to know her family was safe and still alive. Ketish had threatened their lives at one point if she didn’t follow his orders. Here they were alive and well.</text:p>
      <text:p text:style-name="P11"><text:tab/>“I just had to see if you were okay.” Grilka said. “As for the military, well I haven’t given up on that. That is my life now.”</text:p>
      <text:p text:style-name="P11"><text:tab/>Grilka’s father sighed. “I see.” He said. “You know we don’t condone what that Ketish wants. We don’t want Shuka to be bound under Dubor rule. We believe in the prophecy that it will be fulfilled, that someday Shuka and Dubor will live in peace and harmony.” Her father said. “You know this. At one point you believed in it too...what’s happened to you?”</text:p>
      <text:p text:style-name="P8"><text:span text:style-name="T30"><text:tab/>Grilka sat down on some furniture, an ottoman shaped piece in the middle of the floor. “</text:span><text:span text:style-name="T31">I met the man who is to bring about that peace.” She said. “His name is Jack O’Brien, he’s a Dorf, a human Dubor hybrid; and I believe with all my heart he will be the one to bring </text:span><text:soft-page-break/><text:span text:style-name="T31">peace.” She paused for a brief moment as she thought. She really did believe that Jack would be the one to bring about peace. Grilka couldn’t believe it, she had turned on the man who was to bring about a new era of peace for their people. Oh my, what had she done?!</text:span></text:p>
      <text:p text:style-name="P8"><text:span text:style-name="T31"><text:tab/></text:span><text:span text:style-name="T32">Grilka’s father smiled. “Good, good. That’s good you still believe in the prophecy. All of that military training didn’t brainwash you like we had feared.’ He said. “There are still some </text:span><text:span text:style-name="T12">aspects</text:span><text:span text:style-name="T32"> of religion within you my dear. That is a good thing to hear, you are not as lost as we feared.”</text:span></text:p>
      <text:p text:style-name="P12"><text:tab/>Her mother too smiled. “You say you met the man who would bring about peace. Why do I have a feeling it was something more?” She asked.</text:p>
      <text:p text:style-name="P8"><text:span text:style-name="T32"><text:tab/></text:span><text:span text:style-name="T33">Grilka gave pause. She thought about Jack for a moment. How she had betrayed him. How Ketish had blown her cover. Was it really all fake or did she actually love Jack? Grilka raised her hands to her head. </text:span><text:span text:style-name="T34">So many thoughts running through her mind, too many thoughts indeed.</text:span></text:p>
      <text:p text:style-name="P8"><text:span text:style-name="T34"><text:tab/>“</text:span><text:span text:style-name="T35">There was something more, wasn’t there.” Grilka’s mother placed a hand on Grilka’s shoulder. “Don’t try and lie to my daughter, I know you too well for you to lie to me.” Her mother was right, Grilka never could lie to her mother even as a child when she was in trouble she could only tell the truth.</text:span></text:p>
      <text:p text:style-name="P8"><text:span text:style-name="T35"><text:tab/></text:span><text:span text:style-name="T36">Grilka held her mother’s hand. “Yes, I believe there was something there.” She said. “But I doubt I can regain what I had, I messed up pretty bad.” Tears began to stream down her face.</text:span></text:p>
      <text:p text:style-name="P13"><text:tab/>Grilka’s mother shook her head. “Oh my darling, it is never too late. Go back to him, try and rekindle what it is you lost.” She encouraged her. “Your father and I will be fine here. We are safe. <text:span text:style-name="T42">I promise.</text:span>” <text:span text:style-name="T42">She hugged her daughter.</text:span></text:p>
      <text:p text:style-name="P13"><text:tab/><text:span text:style-name="T43">Grilka’s father hugged her as well. “Yes my dear, go. You must go. If you don’t you’ll regret what might have been.”</text:span></text:p>
      <text:p text:style-name="P13"><text:tab/><text:span text:style-name="T43">Grilka nodded. “Yes father, yes mother.” She said. Standing up, she walked towards the main entrance to the dwelling. “I’m going to miss you.” She said. “I’ll try my best.” She walked out the door and didn’t look back. </text:span><text:span text:style-name="T44">It was true, she would miss her parents but if they felt she had a greater purpose ahead of her she had to believe in that for herself as well.</text:span></text:p>
      <text:p text:style-name="P13"/>
      <text:p text:style-name="P15">* * *</text:p>
      <text:p text:style-name="P15"/>
      <text:p text:style-name="P14"><text:span text:style-name="T45"><text:tab/>Jack stood at the door to his father’s house. He hesitated at the door before knocking on it. What was he doing there? Was he really there to talk to his dad? What was his dad going </text:span><text:soft-page-break/><text:span text:style-name="T45">to say? These thoughts ran through his head as he stood there. </text:span><text:span text:style-name="T46">Jack wondered what the worst thing that could happen was. His dad would just not talk to him? </text:span><text:span text:style-name="T47">Would he yell? Would he scream? Jack was about to find out. He rapped on the door.</text:span></text:p>
      <text:p text:style-name="P14"><text:tab/><text:span text:style-name="T48">The door opened. An older man stood there. He stared at Jack standing there with his hands in his pockets. </text:span><text:span text:style-name="T49">Jack stared into the mans eyes looking for something familiar. </text:span><text:span text:style-name="T50">Something he remembered about the man he used to call father. He saw nothing that resembled his father, the face was the same but the eyes were empty.</text:span></text:p>
      <text:p text:style-name="P14"><text:tab/>“<text:span text:style-name="T51">What do you want?” Jack’s father said.</text:span></text:p>
      <text:p text:style-name="P14"><text:tab/><text:span text:style-name="T51">Jack looked at the old man and tried his best to smile. “I was in the area, and thought I’d stop by.” He said. “I know we haven’t spoken in a while, and I was thinking we could catch up or… something.” He looked down at his shoes like he did when he was younger and in trouble.</text:span></text:p>
      <text:p text:style-name="P14"><text:tab/><text:span text:style-name="T52">The man stood there staring at Jack. He wondered what his son was </text:span><text:span text:style-name="T13">really</text:span><text:span text:style-name="T52"> doing there. </text:span><text:span text:style-name="T53">His son didn’t make it back to Earth very often and Jack sure as hell didn’t ever contact him. </text:span><text:span text:style-name="T54">So what on Earth was his son doing at his doorstep that very moment?</text:span></text:p>
      <text:p text:style-name="P14"><text:tab/>“<text:span text:style-name="T55">Catch up?” Jack’s dad said. “Catch up?! It’s been three years since your mom died and you want to </text:span><text:span text:style-name="T14">catch up</text:span><text:span text:style-name="T55">?” He began to close the door.</text:span></text:p>
      <text:p text:style-name="P14"><text:tab/>“<text:span text:style-name="T55">Dad, we’re aliens.” Jack blurted out.</text:span></text:p>
      <text:p text:style-name="P14"><text:tab/><text:span text:style-name="T55">Jack’s dad stopped closing the door. </text:span><text:span text:style-name="T56">He looked at his son with shock. “Wait, what?”</text:span></text:p>
      <text:p text:style-name="P14"><text:tab/><text:span text:style-name="T56">Jack nodded. “</text:span><text:span text:style-name="T57">Yeah, we are um part Dubor.” He said. “One of our ancestors married a Dubor female, and introduced their DNA into our bloodline.”</text:span></text:p>
      <text:p text:style-name="P14"><text:tab/>“<text:span text:style-name="T57">Come in.” Jack’s father said. “We need to talk.” He held the door open for his son.</text:span></text:p>
      <text:p text:style-name="P14"><text:tab/><text:span text:style-name="T58">Jack entered the home cautiously. As they entered the living room, they sat down on the couch. Jack’s dad looked at him. There was a frown on his face. “I know we’re part Dubor.” He began. “I learned this about half a year ago. I was in need of some medical assistance, and come to find out no human on the planet could help me. They pinpointed down who could and I was out of luck.” He explained. “They took my kidney, Jack.”</text:span></text:p>
      <text:p text:style-name="P14"><text:tab/><text:span text:style-name="T58">Jack whistled. “Ouch.” He said. </text:span><text:span text:style-name="T59">Then it dawned on him, his dad </text:span><text:span text:style-name="T15">knew</text:span><text:span text:style-name="T59"> they were part alien. What the frack was up with that?! He didn’t even bother to contact Jack to let him know what had happened, what he had found out. “Do you need a kidney?” Jack asked. “I have a spare I can give you…”</text:span></text:p>
      <text:p text:style-name="P14"><text:tab/><text:span text:style-name="T59">Jack’s dad laughed. “No son, no. I don’t need one of your kidneys. I’m good, trust me.” He paused. “Look, I get it. We don’t talk.” He said. “Your mother’s death hit me hard. I didn’t know how to react to the news. I just shut down on everyone. I haven’t even spoken to your </text:span><text:soft-page-break/><text:span text:style-name="T59">sister since she died either. I know it’s bad, but that’s jut how things went down. I can’t explain to you </text:span><text:span text:style-name="T15">why</text:span><text:span text:style-name="T59"> that happened, it just did.” Jack’s dad tried to explain himself, but didn’t know if Jack would understand. He hoped he would. </text:span><text:span text:style-name="T60">Deep down he missed Jack and his sister, but he wasn’t sure he was able to tell Jack that.</text:span></text:p>
      <text:p text:style-name="P14"><text:tab/><text:span text:style-name="T61">Jack stirred on the couch. “Yeah, you know I haven’t talked to Alyssa in like ten years now.” He said. “She hasn’t bothered to reach out to me, and I haven’t tried to speak to her either. I mean there’s so much to talk about, and I can’t bring myself to vidcall her.”</text:span></text:p>
      <text:p text:style-name="P14"><text:tab/><text:span text:style-name="T62">Jack’s dad nodded. “I understand son. I get it.” He said. “Alyssa didn’t understand when you joined the military, she didn’t </text:span><text:span text:style-name="T16">want</text:span><text:span text:style-name="T62"> to understand. It was very Alyssa of her. She’s into this peace for all shit. When you renewed your contract, it just pushed her farther away.”</text:span></text:p>
      <text:p text:style-name="P14"><text:tab/><text:span text:style-name="T63">Jack smiled, at least someone understood what was going on in his life. Well at least part of it, the family part. The rest of it? Well that would take some time to explain and for his dad to actually understand. Jack wasn’t sure his father was ready for the whole prophecy thing, so he decided not to bring it up.</text:span></text:p>
      <text:p text:style-name="P14"><text:tab/>“<text:span text:style-name="T64">Yeah,” Jack said. “Well she has a right to know about her heritage. We owe that to her at least. I just don’t know how to go about contacting her. Last word I had was she was on her way out to the outer edge of The Rim.” He sighed. “That’s a damn big sky if you ask me. There’s no telling where she is.”</text:span></text:p>
      <text:p text:style-name="P14"><text:tab/><text:span text:style-name="T65">Jack’s father rubbed his head. “The Rim? I didn’t know. It makes sense, she never was happy on Earth. Always wanted to go out and explore, just not the way the military does it. If I was younger I’d find a way to track her down, follow her out there. But I’m not a young man anymore Jack. Look at me.”</text:span></text:p>
      <text:p text:style-name="P14"><text:tab/><text:span text:style-name="T65">Jack nodded his head. He placed a hand on his father’ s knee. “I know dad. I’m not asking you to do that. No one’s asking you to do that. Your place is here on Earth, not out in space chasing your daughter wherever the hell she might be.”</text:span></text:p>
      <text:p text:style-name="P14"><text:tab/><text:span text:style-name="T66">Standing up, Jack’s father made his way to the kitchen. “I don’t know about you but I’m hungry. Want something to eat?”</text:span></text:p>
      <text:p text:style-name="P14"><text:tab/><text:span text:style-name="T66">Jack nodded. “Yeah, I could eat. If memory serves you make a mean grilled cheese and tomato soup.” He smiled </text:span><text:span text:style-name="T67">as he stood and joined his father in the kitchen.</text:span></text:p>
      <text:p text:style-name="P14"/>
      <text:p text:style-name="P17">* * *</text:p>
      <text:p text:style-name="P17"/>
      <text:p text:style-name="P16"><text:tab/>In her quarters, Kate opened a communications channel through her vidscreen. <text:span text:style-name="T68">Kate breathed in sharply. “Kate Monson to Josh </text:span><text:span text:style-name="T73">Nickelson</text:span><text:span text:style-name="T68">, please come in Josh. I hope you can </text:span><text:soft-page-break/><text:span text:style-name="T68">hear me.” She said hoping that her brother would respond. There was no telling what he would do, would he actually say something? Could he hear her at all? Was he even on Earth? There were too many questions for her to answer at this time. “</text:span><text:span text:style-name="T69">Look, I get it if you don’t want to talk.” Kate said to the open channel. “But I hope you know I still care.”</text:span></text:p>
      <text:p text:style-name="P16"><text:tab/><text:span text:style-name="T69">The vidscreen flickered as a connection was made. “Why should I believe you.” A man appeared on the screen, it was Josh. “Dad died, you were in the service, mom went crazy, and you didn’t even bother coming back to Earth to check in on how I was doing.”</text:span></text:p>
      <text:p text:style-name="P16"><text:tab/><text:span text:style-name="T69">Kate looked at her brother. His beard had become gray in places. In a way it made him look distinguished. </text:span><text:span text:style-name="T70">He had a point, she hadn’t bothered to even contact him after their mother went crazy and their dad had died. Just because she was doing her duty wasn’t a good enough of a response, her brother wouldn’t understand. Kate didn’t blame him. </text:span><text:span text:style-name="T71">The truth of the matter was she couldn’t get away, it was war time. Again another fact that Josh just wouldn’t understand.</text:span></text:p>
      <text:p text:style-name="P16"><text:tab/>“<text:span text:style-name="T72">I’m sorry.” Kate finally said after a moment. “You’re right, I am a terrible big sister. I should have checked in on you to see how you were handling things.” Her bottom lip trembled as she spoke. “If possible, I’d like to make up for it. Let me come down and we can visit.”</text:span></text:p>
      <text:p text:style-name="P16"><text:tab/><text:span text:style-name="T72">Josh shook his head. “I don’t really have anything to say to you.” He said, his tone was cold. “Did you even know mom doesn’t recognize me anymore? I visit her every week and she doesn’t even know me.” Josh stammered. “She talks about me, wishes I would come visit. Talks about you too, wishes you would come visit. I try to tell her who I am, but she refuses to see it.” He broke down in tears. “I mean, she doesn’t even know me sis. What am I supposed to do with that?”</text:span></text:p>
      <text:p text:style-name="P16"><text:tab/><text:span text:style-name="T74">Kate frowned at the thought. She had known her mother had gone mad since their father’s passing, but she didn’t know Josh wasn’t recognized as her own flesh and blood. Kate hadn’t known it had gotten that bad. </text:span><text:span text:style-name="T75">She didn’t have an answer for her brother.</text:span></text:p>
      <text:p text:style-name="P16"><text:tab/>“<text:span text:style-name="T75">Maybe you should go visit her.” Josh said. “Maybe at least she’ll recognize you.”</text:span></text:p>
      <text:p text:style-name="P16"><text:tab/><text:span text:style-name="T75">Kate nodded. “Maybe I should. I can be down planet side within the hour. Just tell me where to meet you.”</text:span></text:p>
      <text:p text:style-name="P16"><text:tab/>“<text:span text:style-name="T75">Clark Hospital.” Josh said. “It’s in the old Mission District. You know the one.” He closed the communications channel.</text:span></text:p>
      <text:p text:style-name="P16"><text:tab/><text:span text:style-name="T75">Forty-five minutes later, Kate had landed near Clark Hospital. It was a short twenty minute trip to the hospital. She had plenty of time to think of what to say to her mother. Kate couldn’t even count the number of years that had passed since her mother had been put away. She didn’t want to think about how long it had been. </text:span><text:span text:style-name="T76">It would just bring up memories of her dad, Kate didn’t like to think back to those days.</text:span></text:p>
      <text:p text:style-name="P16"><text:soft-page-break/><text:tab/><text:span text:style-name="T77">At Clark Hospital, Kate met Josh. They hugged briefly, but only because it was expected. Neither of them really felt like hugging, but they were brother and sister after all. Blood being thicker than water and all of that nonsense, it was true. All of it.</text:span></text:p>
      <text:p text:style-name="P16"><text:tab/><text:span text:style-name="T78">Josh wasn’t amused by the hug. Sure it was expected, but he didn’t </text:span><text:span text:style-name="T79">feel anything by it. As far as Josh was concerned, his sister was dead to him. “</text:span><text:span text:style-name="T80">Come on, let’s go. She’s in a high security mental ward.” He led Kate into the building.</text:span></text:p>
      <text:p text:style-name="P16"><text:tab/><text:span text:style-name="T81">They walked the halls in silence. </text:span><text:span text:style-name="T82">Soon they stood in front of a heavily guarded door. At the sight of them, the guard nodded. Obviously he was familiar with Josh. Kate smirked, he wasn’t lying about visiting every week or the guard wouldn’t know him.</text:span></text:p>
      <text:p text:style-name="P16"><text:tab/>“<text:span text:style-name="T83">Josh.” The guard said.</text:span></text:p>
      <text:p text:style-name="P16"><text:tab/>“<text:span text:style-name="T83">Michael.” Josh greeted in return. “How is she today?”</text:span></text:p>
      <text:p text:style-name="P16"><text:tab/><text:span text:style-name="T83">Michael shrugged. “The same, hasn’t really changed since last you were here.”</text:span></text:p>
      <text:p text:style-name="P16"><text:tab/><text:span text:style-name="T83">Josh nodded. “Yeah, that’s what I’m afraid of.” </text:span><text:span text:style-name="T84">Turning to Kate he gestured. “This is my sister Kate, she wanted to see mom.” They walked through the open security door. “We shouldn’t be too long today.” Josh ended the conversation.</text:span></text:p>
      <text:p text:style-name="P16"><text:tab/><text:span text:style-name="T85">Kate and Josh walked down another hallway lined with rooms. Coming to an open door, Josh pointed at it. “Mom’s in there.” He said. “She uh, gets agitated whenever I come and visit. At first. </text:span><text:span text:style-name="T86">Then she seems to calm down a bit, it’s best you go in alone today.”</text:span></text:p>
      <text:p text:style-name="P16"><text:tab/><text:span text:style-name="T86">Kate nodded. “Got it.” She said before walking into her mother’s room.</text:span></text:p>
      <text:p text:style-name="P16"><text:tab/><text:span text:style-name="T87">As Kate entered her mother’s room, she looked around. It was a simple room. A bed and a chair was all that decorated it. Those and a family picture hung on the wall, an old family picture from several years ago. </text:span><text:span text:style-name="T88">Her mother was seated in the chair looking out a window.</text:span></text:p>
      <text:p text:style-name="P16"><text:tab/>“<text:span text:style-name="T89">Mom?” Kate said. Her voice cracked a little as she spoke. “</text:span><text:span text:style-name="T90">Alice?”</text:span></text:p>
      <text:p text:style-name="P16"><text:tab/><text:span text:style-name="T91">Alice turned around in her chair to see who had called out to her. </text:span><text:span text:style-name="T92">She saw a woman standing there, a woman she did not recognize. “Yes my name is Alice. Who are you dear?”</text:span></text:p>
      <text:p text:style-name="P16"><text:tab/><text:span text:style-name="T92">Kate paused. “It’s me mom. It’s Kate.”</text:span></text:p>
      <text:p text:style-name="P16"><text:tab/><text:span text:style-name="T92">Alice smiled. “Kate, I have a daughter named Kate. She’s my baby girl.”</text:span></text:p>
      <text:p text:style-name="P16"><text:tab/><text:span text:style-name="T93">Kate walked further into the room and stood by her mother’s chair. “Mom, I am that daughter. It’s me Katie.”</text:span></text:p>
      <text:p text:style-name="P16"><text:tab/><text:span text:style-name="T93">Alice looked into Kate’s eyes. She was searching for something familiar about the woman who stood before her. After a few moments recognition finally hit. “Katie?” She asked. “Is it really you?!” Alice exclaimed with excitement.</text:span></text:p>
      <text:p text:style-name="P16"><text:soft-page-break/><text:tab/><text:span text:style-name="T93">Kate smiled. “Yes mom, it’s me.”</text:span></text:p>
      <text:p text:style-name="P16"><text:tab/><text:span text:style-name="T93">Standing up, Alice hugged Kate in a big ol’ bear hug. “Oh honey, I have missed you so much. There’s so much to tell you! Your father has passed.”</text:span></text:p>
      <text:p text:style-name="P16"><text:tab/><text:span text:style-name="T93">Kate’s smile turned to a frown as tears rolled down her face. Dad. “Yeah, I um heard the news.” Kate finally said after a moment of silence. “</text:span><text:span text:style-name="T94">I am so sorry mom.” She hugged her mom again.</text:span></text:p>
      <text:p text:style-name="P16"><text:tab/><text:span text:style-name="T95">Alice sat back down in her chair as Kate sat on the edge of the bed.</text:span></text:p>
      <text:p text:style-name="P16"><text:tab/>“<text:span text:style-name="T95">I brought someone with me.” Kate said. “It’s Josh.”</text:span></text:p>
      <text:p text:style-name="P16"><text:tab/><text:span text:style-name="T95">Alice’s eyes lit up. “Joshua is here?” She asked. “Oh how I’ve been wishing to see him!” She said. Looking around the room, she asked “Where is he?”</text:span></text:p>
      <text:p text:style-name="P16"><text:tab/><text:span text:style-name="T95">Kate stood from the bed and walked out into the hallway. “She wants to see you.”</text:span></text:p>
      <text:p text:style-name="P16"><text:tab/><text:span text:style-name="T95">Josh shook his head. “I told you, she won’t recognize me.” He said.</text:span></text:p>
      <text:p text:style-name="P16"><text:tab/><text:span text:style-name="T95">Kate folded her arms. “She recognizes me. Give it a shot, maybe today will be different.”</text:span></text:p>
      <text:p text:style-name="P16"><text:tab/><text:span text:style-name="T95">Josh sighed. “Fine, fine.” He said. “Guess it wouldn’t hurt.” He entered Alice’s room not expecting anything but her usual reaction to him.</text:span></text:p>
      <text:p text:style-name="P16"><text:tab/><text:span text:style-name="T95">He was wrong.</text:span></text:p>
      <text:p text:style-name="P16"><text:tab/><text:span text:style-name="T95">Alice saw Josh enter her room, her eyes lit up just like they did for Kate. “Joshua!” She exclaimed as she stood from her chair. Alice rushed over to Josh and gave him a big hug and a kiss on the cheek. “My Joshua has come to visit me!” She said. “Both of my children are here. What an amazing surprise this is!” She was overcome with joy.</text:span></text:p>
      <text:p text:style-name="P16"><text:tab/><text:span text:style-name="T95">As tears rolled down Josh’s cheeks, he looked to Kate who stood in the doorway. “Thank you.” He mouthed as he hugged his mother harder. Kate gave him a thumbs up and turned to leave.</text:span></text:p>
      <text:p text:style-name="P16"><text:tab/>“<text:span text:style-name="T95">One moment mom, I’ll be right back.” Josh said as he followed Kate out the door.</text:span></text:p>
      <text:p text:style-name="P16"><text:tab/>“<text:span text:style-name="T95">Kate.” Josh said. Kate turned around to see what her brother wanted.</text:span></text:p>
      <text:p text:style-name="P16"><text:tab/><text:span text:style-name="T95">Rubbing the tears from his eyes, Josh smiled. “Thank you so much for this. I’ve been waiting over a year for her to recognize me. Your presence here has done something good.”</text:span></text:p>
      <text:p text:style-name="P16"><text:tab/><text:span text:style-name="T95">Kate smiled. “What are big sisters for.” She said. She lingered on a question she wanted to ask, but was afraid to. Finally she just blurted it out. “So, we cool?”</text:span></text:p>
      <text:p text:style-name="P16"><text:tab/><text:span text:style-name="T95">Josh returned the smile. “Yeah, we’re cool.” He said. He hugged Kate, this time meaning it. “How much longer are you on Earth?” He asked.</text:span></text:p>
      <text:p text:style-name="P16"><text:soft-page-break/><text:tab/><text:span text:style-name="T95">Kate shrugged. “Repairs are underway. I think we’re in orbit for another two to three weeks.” She said. “Why?”</text:span></text:p>
      <text:p text:style-name="P16"><text:tab/><text:span text:style-name="T95">Josh smiled. “Well I think it’s time we caught up on some things.” He said. “Haven’t spoken to each other in a while, it’s time we changed that.” </text:span><text:span text:style-name="T96">He meant every word of it, it could be considered a simple gesture that his mom recognized him but it meant something </text:span><text:span text:style-name="T97">to Josh. </text:span><text:span text:style-name="T98">In all his years of visiting Alice and her not realizing who he was, to finally have a break through was a major success.</text:span></text:p>
      <text:p text:style-name="P16"><text:tab/>“<text:span text:style-name="T99">I’d like that.” Kate said. She turned and walked away.</text:span></text:p>
      <text:p text:style-name="P16"><text:tab/><text:span text:style-name="T99">Josh re entered the hospital room where his mother was waiting.</text:span></text:p>
      <text:p text:style-name="P16"/>
      <text:p text:style-name="P20">* * *</text:p>
      <text:p text:style-name="P20"/>
      <text:p text:style-name="P19"><text:tab/><text:span text:style-name="T100">Down in Main Engineering Madison Park was hard at work trying not to step on the toes of her overseers. Ever since the boys from space dock got their hands on the Fresno they had managed to screw up one thing or another. </text:span><text:span text:style-name="T101">She was done with it all. Nothing felt like it was going the right way, she was up to her ears in paperwork. If only she had been able to have </text:span><text:span text:style-name="T17">her</text:span><text:span text:style-name="T101"> crew work on the ship, none of this would have ever happened.</text:span></text:p>
      <text:p text:style-name="P19"><text:tab/><text:span text:style-name="T102">She threw her hands up in the air as another report of a minor injury came across her desk. That was three this day. What were those folks at space dock thinking? Did they hire a bunch of trained monkeys to come in and do the repairs? She swore that’s what they had done.</text:span></text:p>
      <text:p text:style-name="P19"><text:tab/>“<text:span text:style-name="T103">Bloody hell.” Madison said under her breath.</text:span></text:p>
      <text:p text:style-name="P19"><text:tab/>“<text:span text:style-name="T103">Problems there chief?” The voice of the Fresno’s security officer Lieutenant Jeff Killpack said as he entered the room. He had obviously overheard her swear.</text:span></text:p>
      <text:p text:style-name="P19"><text:tab/><text:span text:style-name="T104">Madison turned to look at the security chief. “No problem here chief.” She said. “</text:span><text:span text:style-name="T105">They sent idiots to do the work of trained professionals. That’s all.” She tossed a datapad onto a nearby desk. “You don’t usually come down here, what’s going on?” </text:span><text:span text:style-name="T106">Madison hoped he was there to arrest the space dock workers and get them the hell out of </text:span><text:span text:style-name="T18">her</text:span><text:span text:style-name="T106"> engineering bay. But she doubted that would be the case.</text:span></text:p>
      <text:p text:style-name="P19"><text:tab/><text:span text:style-name="T106">Jeff scratched his chin. “I um, got a strange call earlier today. Figured you oughta know about it.” He began. “She claims to be your mother? Said she hasn’t heard from you in a while, and that you’re refusing to answer her calls.”</text:span></text:p>
      <text:p text:style-name="P19"><text:tab/>“<text:span text:style-name="T106">Good grief!” Madison yelled. When it rained it poured.</text:span>“<text:span text:style-name="T106">Yeah, I’ve been ignoring all calls from that woman.” She said. “I don’t want to speak to her and she sure as hell doesn’t </text:span><text:soft-page-break/><text:span text:style-name="T106">have anything meaningful to say to me!” Madison stormed off into another section of engineering.</text:span></text:p>
      <text:p text:style-name="P19"><text:tab/><text:span text:style-name="T106">Jeff followed her. </text:span><text:span text:style-name="T107">He pressed his hands together as he walked not sure how to continue the conversation, if there would be any continuation after Madison had just walked off like that on him.</text:span></text:p>
      <text:p text:style-name="P19"><text:tab/>“<text:span text:style-name="T108">I uh,” Jeff said. “Well see, your mom’s sick.” He explained. “She told me herself, it seems pretty bad, stage four of something I can’t even begin to pronounce.” He looked at Madison’s back waiting for her to turn around.</text:span></text:p>
      <text:p text:style-name="P19"><text:tab/><text:span text:style-name="T108">Madison turned to face Jeff. “That woman and I haven’t spoken in fifteen years. What gives her the right to try and come back into my life, because she’s sick?!” She scoffed. “That’s ridiculous and you know it.”</text:span></text:p>
      <text:p text:style-name="P19"><text:tab/><text:span text:style-name="T109">Jeff shrugged. “I don’t know the whole story obviously.” He said.</text:span></text:p>
      <text:p text:style-name="P19"><text:tab/><text:span text:style-name="T109">Madison nodded her head as she folded her arms across her chest. “No, no you don’t. So I’d appreciate it if you’d butt out of my business.” </text:span><text:span text:style-name="T110">She stared Jeff in the eyes hoping he’d back down. She had a way with people, men especially, if she wanted you to back down she could figure it out. It only took some time. </text:span><text:span text:style-name="T111">Eventually everyone had their breaking points.</text:span></text:p>
      <text:p text:style-name="P19"><text:tab/>“<text:span text:style-name="T112">She’s not the only one.” Jeff said. “I also got calls from your father, your brother, and your aunt Sue.” He paused. “That aunt Sue of yours, she’s a firecracker ain’t she.” He chuckled. “Anywho, they all said you don’t want to talk with them. I don’t know why they’re calling me.”</text:span></text:p>
      <text:p text:style-name="P19"><text:tab/><text:span text:style-name="T112">Madison looked up at the ceiling and groaned. “You have got to be kidding me! My whole frackin’ family wants to bother me now!” She turned back around and started hitting a pipe with a wrench.</text:span></text:p>
      <text:p text:style-name="P19"><text:tab/><text:span text:style-name="T112">Turning to Jeff she held the wrench up. “Tell you what, if they call again </text:span><text:span text:style-name="T19">you</text:span><text:span text:style-name="T112"> can tell them to shove it.” She walked off.</text:span></text:p>
      <text:p text:style-name="P19"><text:tab/><text:span text:style-name="T112">Jeff raised his hands in the air. “Don’t shoot the messenger.” He called out after her.</text:span></text:p>
      <text:p text:style-name="P19"><text:tab/><text:span text:style-name="T113">Madison kept walking. As far as she was concerned the conversation was over.</text:span></text:p>
      <text:p text:style-name="P19"><text:tab/><text:span text:style-name="T114">Jeff exited engineering. He didn’t want to be there for round two of whatever the hell had just happen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9</text:page-number><text:s/>of <text:page-count>11</text:page-count>) <text:date style:data-style-name="N37" text:date-value="2026-01-12T17:30:47.271200967">01/1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2T17:30:25.584977913</dc:date>
    <meta:editing-duration>PT5H53M16S</meta:editing-duration>
    <meta:editing-cycles>104</meta:editing-cycles>
    <meta:generator>LibreOffice/24.2.7.2$Linux_X86_64 LibreOffice_project/420$Build-2</meta:generator>
    <meta:print-date>2023-11-18T19:55:35.459000000</meta:print-date>
    <meta:printed-by>PDF files</meta:printed-by>
    <meta:document-statistic meta:table-count="0" meta:image-count="0" meta:object-count="0" meta:page-count="11" meta:paragraph-count="132" meta:word-count="5085" meta:character-count="26861" meta:non-whitespace-character-count="21784"/>
  </office:meta>
</office:document-meta>
</file>